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7aa" officeooo:paragraph-rsid="0000d7aa"/>
    </style:style>
    <style:style style:name="P2" style:family="paragraph" style:parent-style-name="Standard">
      <style:text-properties officeooo:rsid="00029280" officeooo:paragraph-rsid="00029280"/>
    </style:style>
    <style:style style:name="P3" style:family="paragraph" style:parent-style-name="Standard">
      <style:text-properties officeooo:rsid="0003b883" officeooo:paragraph-rsid="0003b883"/>
    </style:style>
    <style:style style:name="P4" style:family="paragraph" style:parent-style-name="Standard">
      <style:text-properties officeooo:rsid="0004a08d" officeooo:paragraph-rsid="0003b883"/>
    </style:style>
    <style:style style:name="P5" style:family="paragraph" style:parent-style-name="Standard">
      <style:text-properties officeooo:rsid="00071712" officeooo:paragraph-rsid="00071712"/>
    </style:style>
    <style:style style:name="P6" style:family="paragraph" style:parent-style-name="Standard">
      <style:text-properties officeooo:rsid="00087f08" officeooo:paragraph-rsid="00087f08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087f08" officeooo:paragraph-rsid="00087f08" style:font-size-asian="13.1000003814697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09fb7a" officeooo:paragraph-rsid="0009fb7a" style:font-size-asian="13.1000003814697pt" style:font-size-complex="15pt"/>
    </style:style>
    <style:style style:name="P9" style:family="paragraph" style:parent-style-name="Standard">
      <style:text-properties fo:font-size="15pt" style:text-underline-style="solid" style:text-underline-width="auto" style:text-underline-color="font-color" officeooo:rsid="000c766f" officeooo:paragraph-rsid="000c766f" style:font-size-asian="13.1000003814697pt" style:font-size-complex="15pt"/>
    </style:style>
    <style:style style:name="P10" style:family="paragraph" style:parent-style-name="Standard">
      <style:text-properties officeooo:rsid="0008bdcc" officeooo:paragraph-rsid="0008bdcc"/>
    </style:style>
    <style:style style:name="P11" style:family="paragraph" style:parent-style-name="Standard">
      <style:text-properties fo:font-size="12pt" style:text-underline-style="none" officeooo:rsid="0009fb7a" officeooo:paragraph-rsid="0009fb7a" style:font-size-asian="10.5pt" style:font-size-complex="12pt"/>
    </style:style>
    <style:style style:name="T1" style:family="text">
      <style:text-properties officeooo:rsid="0003b883"/>
    </style:style>
    <style:style style:name="T2" style:family="text">
      <style:text-properties officeooo:rsid="0004a08d"/>
    </style:style>
    <style:style style:name="T3" style:family="text">
      <style:text-properties officeooo:rsid="0006598f"/>
    </style:style>
    <style:style style:name="T4" style:family="text">
      <style:text-properties officeooo:rsid="000b7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1.Find totalsales, totalsalesbycash and credit:</text:p>
      <text:p text:style-name="P1"/>
      <text:p text:style-name="P1"/>
      <text:p text:style-name="P1"><text:span text:style-name="T2">txn</text:span> = load '/home/hduser/txns1.txt' using PigStorage(',') as (txnid,date,custid,amount:double,category,product,city,state,type);</text:p>
      <text:p text:style-name="P1"/>
      <text:p text:style-name="P1">dump <text:span text:style-name="T3">txn</text:span>;</text:p>
      <text:p text:style-name="P1"/>
      <text:p text:style-name="P2">filterrecord = GROUP txn by type;</text:p>
      <text:p text:style-name="P2"/>
      <text:p text:style-name="P2"><text:span text:style-name="T1">tot</text:span>sales = FOREACH filterrecord GENERATE group <text:span text:style-name="T2">as mode</text:span>, ROUND_TO(SUM(txn.amount),2) <text:span text:style-name="T2">as amt</text:span>;</text:p>
      <text:p text:style-name="P2"/>
      <text:p text:style-name="P3">(cash,187685.61)</text:p>
      <text:p text:style-name="P3">(credit,4923134.93)</text:p>
      <text:p text:style-name="P3"/>
      <text:p text:style-name="P4"/>
      <text:p text:style-name="P5">groupbytotal = group totsales ALL;</text:p>
      <text:p text:style-name="P5"/>
      <text:p text:style-name="P5">dump groupbytotal;</text:p>
      <text:p text:style-name="P5"/>
      <text:p text:style-name="P5">(all,{(credit,4923134.93),(cash,187685.61)})</text:p>
      <text:p text:style-name="P5"/>
      <text:p text:style-name="P5">totsales1 = foreach groupbytotal generate SUM(totsales.amt) as totalsales;</text:p>
      <text:p text:style-name="P5"/>
      <text:p text:style-name="P6">dump totsales1;</text:p>
      <text:p text:style-name="P5"/>
      <text:p text:style-name="P5">(5110820.54)</text:p>
      <text:p text:style-name="P5"/>
      <text:p text:style-name="P6">final = foreach totsales generate $0,$1,ROUND_TO(($1/totsales1.totalsales)*100,2);</text:p>
      <text:p text:style-name="P6"/>
      <text:p text:style-name="P6">dump final;</text:p>
      <text:p text:style-name="P6"/>
      <text:p text:style-name="P6">(cash,187685.61,3.67)</text:p>
      <text:p text:style-name="P6">(credit,4923134.93,96.33)</text:p>
      <text:p text:style-name="P6"/>
      <text:p text:style-name="P10">store final into '/home/hduser/final';</text:p>
      <text:p text:style-name="P10"/>
      <text:p text:style-name="P10"/>
      <text:p text:style-name="P8">2. Retail(Avg growth,avg drop,top <text:span text:style-name="T4">5</text:span> &amp; least <text:span text:style-name="T4">5</text:span> <text:span text:style-name="T4">product</text:span>s):</text:p>
      <text:p text:style-name="P8"/>
      <text:p text:style-name="P9">yr1 = load '/home/hduser/2000.txt' using PigStorage(',') as (productid,productname,jan:double,feb:double,mar:double,apr:double,may:double,june$</text:p>
      <text:p text:style-name="P9"><text:soft-page-break/>yr2 = load '/home/hduser/2001.txt' using PigStorage(',') as (productid,productname,jan:double,feb:double,mar:double,apr:double,may:double,june$</text:p>
      <text:p text:style-name="P9">yr3 = load '/home/hduser/2002.txt' using PigStorage(',') as (productid,productname,jan:double,feb:double,mar:double,apr:double,may:double,june$</text:p>
      <text:p text:style-name="P9">sumyr1 = foreach yr1 generate $0,$1,($2+$3+$4+$5+$6+$7+$8+$9+$10+$11+$12+$13);</text:p>
      <text:p text:style-name="P9">sumyr2 = foreach yr2 generate $0,$1,($2+$3+$4+$5+$6+$7+$8+$9+$10+$11+$12+$13);</text:p>
      <text:p text:style-name="P9">sumyr3 = foreach yr3 generate $0,$1,($2+$3+$4+$5+$6+$7+$8+$9+$10+$11+$12+$13);</text:p>
      <text:p text:style-name="P9">retail = join sumyr1 by $0, sumyr2 by $0, sumyr3 by $0;</text:p>
      <text:p text:style-name="P9">retailfinal = foreach retail generate $0,$1,$2,$5,$8;</text:p>
      <text:p text:style-name="P9">growth = foreach retailfinal generate $0,$1,$2,$3,$4,((($3-$2)/$2)*100),((($4-$3)/$3)*100);</text:p>
      <text:p text:style-name="P9">growthavg = foreach growth generate $0,$1,$2,$3,$4,((($3-$2)/$2)*100),((($4-$3)/$3)*100),(($5+$6)/2);</text:p>
      <text:p text:style-name="P9">store growthavg into '/home/hduser/growthavg';</text:p>
      <text:p text:style-name="P9">top = foreach retailfinal generate $0,$1,($2+$3+$4);</text:p>
      <text:p text:style-name="P9">orderbytop = order top by $2 desc;</text:p>
      <text:p text:style-name="P9">orderbytopasc = order top by $2 asc;</text:p>
      <text:p text:style-name="P9">top5 = LIMIT orderbytop 5;</text:p>
      <text:p text:style-name="P9">store top5 into '/home/hduser/top5';</text:p>
      <text:p text:style-name="P9">least5 = LIMIT orderbytopasc 5;</text:p>
      <text:p text:style-name="P9">store least5 into '/home/hduser/least5';</text:p>
      <text:p text:style-name="P8"/>
      <text:p text:style-name="P8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0:59:49.487026293</meta:creation-date>
    <dc:date>2017-01-18T02:26:24.843935838</dc:date>
    <meta:editing-duration>PT22H54M44S</meta:editing-duration>
    <meta:editing-cycles>1</meta:editing-cycles>
    <meta:document-statistic meta:table-count="0" meta:image-count="0" meta:object-count="0" meta:page-count="2" meta:paragraph-count="37" meta:word-count="190" meta:character-count="2037" meta:non-whitespace-character-count="1884"/>
    <meta:generator>LibreOffice/5.1.4.2$Linux_x86 LibreOffice_project/10m0$Build-2</meta:generator>
  </office:meta>
</office:document-meta>
</file>